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0.8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6.7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IQUE</text:p>
          </table:table-cell>
          <table:table-cell table:style-name="ce1" office:value-type="string" calcext:value-type="string">
            <text:p>CODE_SAGES_DE_LA_STRUCTURE_DE_RATTACHE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RIB</text:p>
          </table:table-cell>
          <table:table-cell table:style-name="ce4" office:value-type="string" calcext:value-type="string">
            <text:p>FRP MEDOC 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16022 ANGOULEME CEDEX</text:p>
          </table:table-cell>
          <table:table-cell office:value-type="string" calcext:value-type="string">
            <text:p>BDFEFRPPCCT FR20 3000 1001 29A1 6000 0000 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1:21:30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2-12-05T16:22:31.461000000</dc:date>
    <meta:editing-cycles>10</meta:editing-cycles>
    <meta:editing-duration>PT44M30S</meta:editing-duration>
    <meta:generator>LibreOffice/6.2.7.1.lin1$Windows_X86_64 LibreOffice_project/ac167a92e33a5447f0bf604564addc465dbb4b35</meta:generator>
    <dc:creator>Julien MARION</dc:creator>
    <meta:document-statistic meta:table-count="1" meta:cell-count="53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